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borg@iborg-desktop:~$</text:p>
          </table:table-cell>
          <table:table-cell office:value-type="string" calcext:value-type="string">
            <text:p>cmgu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context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latform: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CUD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vice:</text:p>
          </table:table-cell>
          <table:table-cell office:value-type="string" calcext:value-type="string">
            <text:p>GeForce</text:p>
          </table:table-cell>
          <table:table-cell office:value-type="string" calcext:value-type="string">
            <text:p>GTX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port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aphAureu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311" calcext:value-type="float">
            <text:p>0.0033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8672" calcext:value-type="float">
            <text:p>0.1986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920294" calcext:value-type="float">
            <text:p>11.920294</text:p>
          </table:table-cell>
          <table:table-cell office:value-type="string" calcext:value-type="string">
            <text:p>second(s)</text:p>
          </table:table-cell>
          <table:table-cell/>
          <table:table-cell table:formula="of:=LOG([.C7])" office:value-type="float" office:value="0.698970004336019" calcext:value-type="float">
            <text:p>0.698970004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03491" calcext:value-type="float">
            <text:p>0.0034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9484" calcext:value-type="float">
            <text:p>0.2094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56904" calcext:value-type="float">
            <text:p>12.56904</text:p>
          </table:table-cell>
          <table:table-cell office:value-type="string" calcext:value-type="string">
            <text:p>second(s)</text:p>
          </table:table-cell>
          <table:table-cell/>
          <table:table-cell table:formula="of:=LOG([.C8])" office:value-type="float" office:value="0.845098040014257" calcext:value-type="float">
            <text:p>0.8450980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acts</text:p>
          </table:table-cell>
          <table:table-cell office:value-type="float" office:value="0.003617" calcext:value-type="float">
            <text:p>0.00361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7002" calcext:value-type="float">
            <text:p>0.2170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020105" calcext:value-type="float">
            <text:p>13.020105</text:p>
          </table:table-cell>
          <table:table-cell office:value-type="string" calcext:value-type="string">
            <text:p>second(s)</text:p>
          </table:table-cell>
          <table:table-cell/>
          <table:table-cell table:formula="of:=LOG([.C9])" office:value-type="float" office:value="1.20411998265592" calcext:value-type="float">
            <text:p>1.20411998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ll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ntacts</text:p>
          </table:table-cell>
          <table:table-cell office:value-type="float" office:value="0.003725" calcext:value-type="float">
            <text:p>0.0037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3492" calcext:value-type="float">
            <text:p>0.2234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409539" calcext:value-type="float">
            <text:p>13.409539</text:p>
          </table:table-cell>
          <table:table-cell office:value-type="string" calcext:value-type="string">
            <text:p>second(s)</text:p>
          </table:table-cell>
          <table:table-cell/>
          <table:table-cell table:formula="of:=LOG([.C10])" office:value-type="float" office:value="1.43136376415899" calcext:value-type="float">
            <text:p>1.431363764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el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tacts</text:p>
          </table:table-cell>
          <table:table-cell office:value-type="float" office:value="0.003845" calcext:value-type="float">
            <text:p>0.0038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0684" calcext:value-type="float">
            <text:p>0.2306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841061" calcext:value-type="float">
            <text:p>13.841061</text:p>
          </table:table-cell>
          <table:table-cell office:value-type="string" calcext:value-type="string">
            <text:p>second(s)</text:p>
          </table:table-cell>
          <table:table-cell/>
          <table:table-cell table:formula="of:=LOG([.C11])" office:value-type="float" office:value="1.64345267648619" calcext:value-type="float">
            <text:p>1.643452676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ll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ontacts</text:p>
          </table:table-cell>
          <table:table-cell office:value-type="float" office:value="0.004007" calcext:value-type="float">
            <text:p>0.0040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0435" calcext:value-type="float">
            <text:p>0.2404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426076" calcext:value-type="float">
            <text:p>14.426076</text:p>
          </table:table-cell>
          <table:table-cell office:value-type="string" calcext:value-type="string">
            <text:p>second(s)</text:p>
          </table:table-cell>
          <table:table-cell/>
          <table:table-cell table:formula="of:=LOG([.C12])" office:value-type="float" office:value="1.86332286012046" calcext:value-type="float">
            <text:p>1.863322860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ell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ontacts</text:p>
          </table:table-cell>
          <table:table-cell office:value-type="float" office:value="0.00423" calcext:value-type="float">
            <text:p>0.004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3821" calcext:value-type="float">
            <text:p>0.2538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22927" calcext:value-type="float">
            <text:p>15.22927</text:p>
          </table:table-cell>
          <table:table-cell office:value-type="string" calcext:value-type="string">
            <text:p>second(s)</text:p>
          </table:table-cell>
          <table:table-cell/>
          <table:table-cell table:formula="of:=LOG([.C13])" office:value-type="float" office:value="2.06445798922692" calcext:value-type="float">
            <text:p>2.064457989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ell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contacts</text:p>
          </table:table-cell>
          <table:table-cell office:value-type="float" office:value="0.004505" calcext:value-type="float">
            <text:p>0.0045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0312" calcext:value-type="float">
            <text:p>0.2703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218708" calcext:value-type="float">
            <text:p>16.218708</text:p>
          </table:table-cell>
          <table:table-cell office:value-type="string" calcext:value-type="string">
            <text:p>second(s)</text:p>
          </table:table-cell>
          <table:table-cell/>
          <table:table-cell table:formula="of:=LOG([.C14])" office:value-type="float" office:value="2.30749603791321" calcext:value-type="float">
            <text:p>2.307496037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ell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ontacts</text:p>
          </table:table-cell>
          <table:table-cell office:value-type="float" office:value="0.004947" calcext:value-type="float">
            <text:p>0.0049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6814" calcext:value-type="float">
            <text:p>0.2968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808842" calcext:value-type="float">
            <text:p>17.808842</text:p>
          </table:table-cell>
          <table:table-cell office:value-type="string" calcext:value-type="string">
            <text:p>second(s)</text:p>
          </table:table-cell>
          <table:table-cell/>
          <table:table-cell table:formula="of:=LOG([.C15])" office:value-type="float" office:value="2.49276038902684" calcext:value-type="float">
            <text:p>2.49276038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ells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contacts</text:p>
          </table:table-cell>
          <table:table-cell office:value-type="float" office:value="0.005467" calcext:value-type="float">
            <text:p>0.0054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7992" calcext:value-type="float">
            <text:p>0.3279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679541" calcext:value-type="float">
            <text:p>19.679541</text:p>
          </table:table-cell>
          <table:table-cell office:value-type="string" calcext:value-type="string">
            <text:p>second(s)</text:p>
          </table:table-cell>
          <table:table-cell/>
          <table:table-cell table:formula="of:=LOG([.C16])" office:value-type="float" office:value="2.65609820201283" calcext:value-type="float">
            <text:p>2.65609820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ells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contacts</text:p>
          </table:table-cell>
          <table:table-cell office:value-type="float" office:value="0.006063" calcext:value-type="float">
            <text:p>0.0060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3765" calcext:value-type="float">
            <text:p>0.3637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82589" calcext:value-type="float">
            <text:p>21.82589</text:p>
          </table:table-cell>
          <table:table-cell office:value-type="string" calcext:value-type="string">
            <text:p>second(s)</text:p>
          </table:table-cell>
          <table:table-cell/>
          <table:table-cell table:formula="of:=LOG([.C17])" office:value-type="float" office:value="2.82151352840477" calcext:value-type="float">
            <text:p>2.821513528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cells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contacts</text:p>
          </table:table-cell>
          <table:table-cell office:value-type="float" office:value="0.006899" calcext:value-type="float">
            <text:p>0.0068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3937" calcext:value-type="float">
            <text:p>0.4139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836226" calcext:value-type="float">
            <text:p>24.836226</text:p>
          </table:table-cell>
          <table:table-cell office:value-type="string" calcext:value-type="string">
            <text:p>second(s)</text:p>
          </table:table-cell>
          <table:table-cell/>
          <table:table-cell table:formula="of:=LOG([.C18])" office:value-type="float" office:value="2.96236933567002" calcext:value-type="float">
            <text:p>2.9623693357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cells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contacts</text:p>
          </table:table-cell>
          <table:table-cell office:value-type="float" office:value="0.008033" calcext:value-type="float">
            <text:p>0.0080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1968" calcext:value-type="float">
            <text:p>0.4819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918077" calcext:value-type="float">
            <text:p>28.918077</text:p>
          </table:table-cell>
          <table:table-cell office:value-type="string" calcext:value-type="string">
            <text:p>second(s)</text:p>
          </table:table-cell>
          <table:table-cell/>
          <table:table-cell table:formula="of:=LOG([.C19])" office:value-type="float" office:value="3.10448711131239" calcext:value-type="float">
            <text:p>3.104487111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cells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contacts</text:p>
          </table:table-cell>
          <table:table-cell office:value-type="float" office:value="0.009446" calcext:value-type="float">
            <text:p>0.0094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6756" calcext:value-type="float">
            <text:p>0.5667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005371" calcext:value-type="float">
            <text:p>34.005371</text:p>
          </table:table-cell>
          <table:table-cell office:value-type="string" calcext:value-type="string">
            <text:p>second(s)</text:p>
          </table:table-cell>
          <table:table-cell/>
          <table:table-cell table:formula="of:=LOG([.C20])" office:value-type="float" office:value="3.22968184231768" calcext:value-type="float">
            <text:p>3.229681842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cells</text:p>
          </table:table-cell>
          <table:table-cell office:value-type="float" office:value="8767" calcext:value-type="float">
            <text:p>8767</text:p>
          </table:table-cell>
          <table:table-cell office:value-type="string" calcext:value-type="string">
            <text:p>contacts</text:p>
          </table:table-cell>
          <table:table-cell office:value-type="float" office:value="0.011093" calcext:value-type="float">
            <text:p>0.0110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5599" calcext:value-type="float">
            <text:p>0.6655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935959" calcext:value-type="float">
            <text:p>39.935959</text:p>
          </table:table-cell>
          <table:table-cell office:value-type="string" calcext:value-type="string">
            <text:p>second(s)</text:p>
          </table:table-cell>
          <table:table-cell/>
          <table:table-cell table:formula="of:=LOG([.C21])" office:value-type="float" office:value="3.33785842904109" calcext:value-type="float">
            <text:p>3.33785842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cells</text:p>
          </table:table-cell>
          <table:table-cell office:value-type="float" office:value="11501" calcext:value-type="float">
            <text:p>11501</text:p>
          </table:table-cell>
          <table:table-cell office:value-type="string" calcext:value-type="string">
            <text:p>contacts</text:p>
          </table:table-cell>
          <table:table-cell office:value-type="float" office:value="0.013321" calcext:value-type="float">
            <text:p>0.0133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9233" calcext:value-type="float">
            <text:p>0.7992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954002" calcext:value-type="float">
            <text:p>47.954002</text:p>
          </table:table-cell>
          <table:table-cell office:value-type="string" calcext:value-type="string">
            <text:p>second(s)</text:p>
          </table:table-cell>
          <table:table-cell/>
          <table:table-cell table:formula="of:=LOG([.C22])" office:value-type="float" office:value="3.44777800929462" calcext:value-type="float">
            <text:p>3.447778009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cells</text:p>
          </table:table-cell>
          <table:table-cell office:value-type="float" office:value="14811" calcext:value-type="float">
            <text:p>14811</text:p>
          </table:table-cell>
          <table:table-cell office:value-type="string" calcext:value-type="string">
            <text:p>contacts</text:p>
          </table:table-cell>
          <table:table-cell office:value-type="float" office:value="0.015619" calcext:value-type="float">
            <text:p>0.0156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7131" calcext:value-type="float">
            <text:p>0.9371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227856" calcext:value-type="float">
            <text:p>56.227856</text:p>
          </table:table-cell>
          <table:table-cell office:value-type="string" calcext:value-type="string">
            <text:p>second(s)</text:p>
          </table:table-cell>
          <table:table-cell/>
          <table:table-cell table:formula="of:=LOG([.C23])" office:value-type="float" office:value="3.5478977175631" calcext:value-type="float">
            <text:p>3.5478977176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cells</text:p>
          </table:table-cell>
          <table:table-cell office:value-type="float" office:value="18798" calcext:value-type="float">
            <text:p>18798</text:p>
          </table:table-cell>
          <table:table-cell office:value-type="string" calcext:value-type="string">
            <text:p>contacts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116" calcext:value-type="float">
            <text:p>1.1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6.960014" calcext:value-type="float">
            <text:p>66.960014</text:p>
          </table:table-cell>
          <table:table-cell office:value-type="string" calcext:value-type="string">
            <text:p>second(s)</text:p>
          </table:table-cell>
          <table:table-cell/>
          <table:table-cell table:formula="of:=LOG([.C24])" office:value-type="float" office:value="3.64236558084497" calcext:value-type="float">
            <text:p>3.642365580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cells</text:p>
          </table:table-cell>
          <table:table-cell office:value-type="float" office:value="23501" calcext:value-type="float">
            <text:p>23501</text:p>
          </table:table-cell>
          <table:table-cell office:value-type="string" calcext:value-type="string">
            <text:p>contacts</text:p>
          </table:table-cell>
          <table:table-cell office:value-type="float" office:value="0.021994" calcext:value-type="float">
            <text:p>0.0219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319624" calcext:value-type="float">
            <text:p>1.3196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9.177452" calcext:value-type="float">
            <text:p>79.177452</text:p>
          </table:table-cell>
          <table:table-cell office:value-type="string" calcext:value-type="string">
            <text:p>second(s)</text:p>
          </table:table-cell>
          <table:table-cell/>
          <table:table-cell table:formula="of:=LOG([.C25])" office:value-type="float" office:value="3.73247417728119" calcext:value-type="float">
            <text:p>3.732474177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cells</text:p>
          </table:table-cell>
          <table:table-cell office:value-type="float" office:value="28948" calcext:value-type="float">
            <text:p>28948</text:p>
          </table:table-cell>
          <table:table-cell office:value-type="string" calcext:value-type="string">
            <text:p>contacts</text:p>
          </table:table-cell>
          <table:table-cell office:value-type="float" office:value="0.026206" calcext:value-type="float">
            <text:p>0.0262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572378" calcext:value-type="float">
            <text:p>1.5723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4.342651" calcext:value-type="float">
            <text:p>94.342651</text:p>
          </table:table-cell>
          <table:table-cell office:value-type="string" calcext:value-type="string">
            <text:p>second(s)</text:p>
          </table:table-cell>
          <table:table-cell/>
          <table:table-cell table:formula="of:=LOG([.C26])" office:value-type="float" office:value="3.81571053978896" calcext:value-type="float">
            <text:p>3.815710539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7882" calcext:value-type="float">
            <text:p>7882</text:p>
          </table:table-cell>
          <table:table-cell office:value-type="string" calcext:value-type="string">
            <text:p>cells</text:p>
          </table:table-cell>
          <table:table-cell office:value-type="float" office:value="35161" calcext:value-type="float">
            <text:p>35161</text:p>
          </table:table-cell>
          <table:table-cell office:value-type="string" calcext:value-type="string">
            <text:p>contacts</text:p>
          </table:table-cell>
          <table:table-cell office:value-type="float" office:value="0.03099" calcext:value-type="float">
            <text:p>0.030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859402" calcext:value-type="float">
            <text:p>1.8594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1.564102" calcext:value-type="float">
            <text:p>111.564102</text:p>
          </table:table-cell>
          <table:table-cell office:value-type="string" calcext:value-type="string">
            <text:p>second(s)</text:p>
          </table:table-cell>
          <table:table-cell/>
          <table:table-cell table:formula="of:=LOG([.C27])" office:value-type="float" office:value="3.89663643052958" calcext:value-type="float">
            <text:p>3.896636430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cells</text:p>
          </table:table-cell>
          <table:table-cell office:value-type="float" office:value="42249" calcext:value-type="float">
            <text:p>42249</text:p>
          </table:table-cell>
          <table:table-cell office:value-type="string" calcext:value-type="string">
            <text:p>contacts</text:p>
          </table:table-cell>
          <table:table-cell office:value-type="float" office:value="0.037011" calcext:value-type="float">
            <text:p>0.0370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.220686" calcext:value-type="float">
            <text:p>2.2206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3.24118" calcext:value-type="float">
            <text:p>133.24118</text:p>
          </table:table-cell>
          <table:table-cell office:value-type="string" calcext:value-type="string">
            <text:p>second(s)</text:p>
          </table:table-cell>
          <table:table-cell/>
          <table:table-cell table:formula="of:=LOG([.C28])" office:value-type="float" office:value="3.97016084303731" calcext:value-type="float">
            <text:p>3.97016084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0957" calcext:value-type="float">
            <text:p>10957</text:p>
          </table:table-cell>
          <table:table-cell office:value-type="string" calcext:value-type="string">
            <text:p>cells</text:p>
          </table:table-cell>
          <table:table-cell office:value-type="float" office:value="50291" calcext:value-type="float">
            <text:p>50291</text:p>
          </table:table-cell>
          <table:table-cell office:value-type="string" calcext:value-type="string">
            <text:p>contacts</text:p>
          </table:table-cell>
          <table:table-cell office:value-type="float" office:value="0.043899" calcext:value-type="float">
            <text:p>0.0438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.633939" calcext:value-type="float">
            <text:p>2.6339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8.036362" calcext:value-type="float">
            <text:p>158.036362</text:p>
          </table:table-cell>
          <table:table-cell office:value-type="string" calcext:value-type="string">
            <text:p>second(s)</text:p>
          </table:table-cell>
          <table:table-cell/>
          <table:table-cell table:formula="of:=LOG([.C29])" office:value-type="float" office:value="4.03969166164903" calcext:value-type="float">
            <text:p>4.0396916616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71" calcext:value-type="float">
            <text:p>12671</text:p>
          </table:table-cell>
          <table:table-cell office:value-type="string" calcext:value-type="string">
            <text:p>cells</text:p>
          </table:table-cell>
          <table:table-cell office:value-type="float" office:value="59177" calcext:value-type="float">
            <text:p>59177</text:p>
          </table:table-cell>
          <table:table-cell office:value-type="string" calcext:value-type="string">
            <text:p>contacts</text:p>
          </table:table-cell>
          <table:table-cell office:value-type="float" office:value="0.051899" calcext:value-type="float">
            <text:p>0.0518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.113944" calcext:value-type="float">
            <text:p>3.11394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6.836655" calcext:value-type="float">
            <text:p>186.836655</text:p>
          </table:table-cell>
          <table:table-cell office:value-type="string" calcext:value-type="string">
            <text:p>second(s)</text:p>
          </table:table-cell>
          <table:table-cell/>
          <table:table-cell table:formula="of:=LOG([.C30])" office:value-type="float" office:value="4.10281089091692" calcext:value-type="float">
            <text:p>4.102810890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555" calcext:value-type="float">
            <text:p>14555</text:p>
          </table:table-cell>
          <table:table-cell office:value-type="string" calcext:value-type="string">
            <text:p>cells</text:p>
          </table:table-cell>
          <table:table-cell office:value-type="float" office:value="68570" calcext:value-type="float">
            <text:p>68570</text:p>
          </table:table-cell>
          <table:table-cell office:value-type="string" calcext:value-type="string">
            <text:p>contacts</text:p>
          </table:table-cell>
          <table:table-cell office:value-type="float" office:value="0.061156" calcext:value-type="float">
            <text:p>0.0611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.669378" calcext:value-type="float">
            <text:p>3.6693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0.162704" calcext:value-type="float">
            <text:p>220.162704</text:p>
          </table:table-cell>
          <table:table-cell office:value-type="string" calcext:value-type="string">
            <text:p>second(s)</text:p>
          </table:table-cell>
          <table:table-cell/>
          <table:table-cell table:formula="of:=LOG([.C31])" office:value-type="float" office:value="4.16301220977483" calcext:value-type="float">
            <text:p>4.1630122098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6482" calcext:value-type="float">
            <text:p>16482</text:p>
          </table:table-cell>
          <table:table-cell office:value-type="string" calcext:value-type="string">
            <text:p>cells</text:p>
          </table:table-cell>
          <table:table-cell office:value-type="float" office:value="78758" calcext:value-type="float">
            <text:p>78758</text:p>
          </table:table-cell>
          <table:table-cell office:value-type="string" calcext:value-type="string">
            <text:p>contacts</text:p>
          </table:table-cell>
          <table:table-cell office:value-type="float" office:value="0.071569" calcext:value-type="float">
            <text:p>0.0715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.294156" calcext:value-type="float">
            <text:p>4.2941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7.649384" calcext:value-type="float">
            <text:p>257.649384</text:p>
          </table:table-cell>
          <table:table-cell office:value-type="string" calcext:value-type="string">
            <text:p>second(s)</text:p>
          </table:table-cell>
          <table:table-cell/>
          <table:table-cell table:formula="of:=LOG([.C32])" office:value-type="float" office:value="4.2170099098042" calcext:value-type="float">
            <text:p>4.2170099098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8484" calcext:value-type="float">
            <text:p>18484</text:p>
          </table:table-cell>
          <table:table-cell office:value-type="string" calcext:value-type="string">
            <text:p>cells</text:p>
          </table:table-cell>
          <table:table-cell office:value-type="float" office:value="89388" calcext:value-type="float">
            <text:p>89388</text:p>
          </table:table-cell>
          <table:table-cell office:value-type="string" calcext:value-type="string">
            <text:p>contacts</text:p>
          </table:table-cell>
          <table:table-cell office:value-type="float" office:value="0.082994" calcext:value-type="float">
            <text:p>0.0829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.979666" calcext:value-type="float">
            <text:p>4.9796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8.779968" calcext:value-type="float">
            <text:p>298.779968</text:p>
          </table:table-cell>
          <table:table-cell office:value-type="string" calcext:value-type="string">
            <text:p>second(s)</text:p>
          </table:table-cell>
          <table:table-cell/>
          <table:table-cell table:formula="of:=LOG([.C33])" office:value-type="float" office:value="4.26679595984667" calcext:value-type="float">
            <text:p>4.2667959598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cells</text:p>
          </table:table-cell>
          <table:table-cell office:value-type="float" office:value="100407" calcext:value-type="float">
            <text:p>100407</text:p>
          </table:table-cell>
          <table:table-cell office:value-type="string" calcext:value-type="string">
            <text:p>contacts</text:p>
          </table:table-cell>
          <table:table-cell office:value-type="float" office:value="0.095821" calcext:value-type="float">
            <text:p>0.0958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5.74926" calcext:value-type="float">
            <text:p>5.749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4.955597" calcext:value-type="float">
            <text:p>344.955597</text:p>
          </table:table-cell>
          <table:table-cell office:value-type="string" calcext:value-type="string">
            <text:p>second(s)</text:p>
          </table:table-cell>
          <table:table-cell/>
          <table:table-cell table:formula="of:=LOG([.C34])" office:value-type="float" office:value="4.31147836743807" calcext:value-type="float">
            <text:p>4.3114783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16:39:24.331017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6:26:50.214837023</meta:creation-date>
    <dc:date>2018-02-22T16:50:48.938707649</dc:date>
    <meta:editing-duration>PT22M27S</meta:editing-duration>
    <meta:editing-cycles>2</meta:editing-cycles>
    <meta:generator>LibreOffice/4.4.7.2$Linux_X86_64 LibreOffice_project/40m0$Build-2</meta:generator>
    <meta:document-statistic meta:table-count="1" meta:cell-count="419" meta:object-count="0"/>
  </office:meta>
</office:document-meta>
</file>